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oteutusdokumentti</text:h>
      <text:p text:style-name="P1"/>
      <text:p text:style-name="P2">Ohjelma on hajautettu eri paketteihin luokkien toimenkuvan mukaan: tietorakenteet, algoritmit ja käyttöliittymä ovat erillään. Käytännössä Main-luokka starttaa käyttöliittymän, joka käynnistää halutun algoritmin.</text:p>
      <text:h text:style-name="Heading_20_3" text:outline-level="3">Aika- ja tilavaatimukset</text:h>
      <text:p text:style-name="Text_20_body">Molemmat algortimit käyttävät hyväkseen pinoa, kekoa ja apumatriisia, johon verkon solmut tallennetaan. Pino vie tilaa korkeintaan löydetyn reitin pituuden verran, apumatriisi sekä keko sokkelon koon verran (leveys*korkeus). Keossa ei tule kuitenkaan olemaan missään vaiheessa kaikkia solmuja samaan aikaan. Tilavaatimus on siis O(reitin pituus + 2*(labyrintin leveys*korkeus) → O(n), missä n on labyrintin koko. Käyttöliittymä käyttää hyväkseen vielä yhtä apumatriisia reitin piirtämiseksi näkyviin, mutta myös sen tilavaatimus on O(n), eikä se muuta kokonaisvaatimusta. Koordinaatti-tietorakenteeseen tallennetaan parhaillaan 8 eri arvoa ja näitä luodaan labyrintin koon verran. Näiden yhteisvaatimus on siis O(8n), jolloin koko ohjelman tilavaatimus pysyy edelleen lineaarisena.</text:p>
      <text:p text:style-name="Text_20_body">Reitinhaussa käytettyjen keko-operaatioiden heapify, removeMin ja insert suoritusajat riippuvat keon puun korkeudesta, jolloin näiden aikavaatimukset ovat O(log(n)). Pinon push- ja pop -metodit toimivat vakioajassa <text:s/>ja taulukon kasvattamiseen menee aikaa pinon senhetkisen pituuden n verran: O(n). </text:p>
      <text:p text:style-name="Text_20_body">Reitinhakualgoritmien aputaulukoiden luomiseen ja koordinaattien luomiseen menee aikaa O(|V|). Reitin tallentamiseen pinoon sekä tulostamiseen menee molempiin aikaa reitin pituuden n verran (n kertaa pinon pop- ja push -metodit): O(n) .</text:p>
      <text:p text:style-name="Text_20_body">Dijkstrassa jokaisella Relax-komennolla tallennetaan kekoon korkeintaan neljä muuta solmua. Solmun löysääminen tehdään kuitenkin jokaiselle verkon solmulle, jolloin kekoonkin lisätään kaikki solmut. Tämän aikavaatimus on siis O(|V|*log|V|). Dijkstran kokonaisaikavaatimus on siis O(n + n*log(n)), missä n on verkon solmujen lukumäärä.</text:p>
      <text:p text:style-name="Text_20_body">A*-algoritmin aikavaatimus on pahimmassa tapauksessa sama kuin Dijkstran. Parhaimmillaan se voi kuitenkin löytää reitin ajassa O(|V| + 4*n) <text:s/>→ O(|V| + n) , missä n on lyhin reitti maali- ja lähtöpisteiden välillä.</text:p>
      <text:p text:style-name="Text_20_body">Löydetyn k-pituisen reitin tallentaminen ja piirtäminen n-kokoiseen labyrinttiin vie aikaa O(k+n). Siispä koko ohjelman tilavaatimus on O(n) ja aikavaatimus O(n + n*log(n)), missä n on verkon solmujen lukumäärä (=labyrintin koko). Astar toimii usein tätä nopeammin. Sadallatuhannella satunnaisella reitinhaulla Astar on joitain sekunnin kymmenyksiä Dijsktraa nopeampi. Suuremmilla verkoilla nopeusero voi hyvinkin kasvaa.</text:p>
      <text:h text:style-name="Heading_20_3" text:outline-level="3">Puutteet ja parannusehdotukset</text:h>
      <text:p text:style-name="Text_20_body">Alkuperäinen suunnitelma oli implementoida liikkuva maalipiste ohjelmaan. Ajanpuutteen vuoksi tätä ei kuitenkaan ehditty toteuttaa. Graafinen käyttöliittymä auttaisi visualisoimaan käytetyn labyrintin paremmin. </text:p>
      <text:p text:style-name="Text_20_body">Verkon kulmikkaan rakenteen takia olisi voinut olla nopeampaa suorittaa reitinhakua vain risteyskohdissa ja esteisiin törmätessä: Nyt aikaa menee hukkaan tilanteissa, joissa on vain yksi mahdollinen etenemissuunta. Sokkelo on myös hieman yksinkertainen sekä hyvin pieni: Algoritmien suorituskykyerot tulisivat paremmin esille suuremmissa, mahdollisesti satunnaisissa sokkelois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uri Lode</meta:initial-creator>
    <meta:creation-date>2013-06-15T16:48:33.11</meta:creation-date>
    <dc:date>2013-06-15T19:29:00.14</dc:date>
    <dc:creator>Lauri Lode</dc:creator>
    <meta:editing-duration>PT14M41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12" meta:word-count="376" meta:character-count="3157"/>
  </office:meta>
</office:document-meta>
</file>